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ClientHttpRequest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ClientHttpRequest.writeAndFlushWith( final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ClientHttpRequest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Request.applyHead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kClientHttpRequest.JdkClientHttpRequest( HttpMethod httpMethod , URI uri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kClientHttpRequest.toBodyPublisher( Publisher &lt; ? extends DataBuffer &gt;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